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paragraph-rsid="001957f3"/>
    </style:style>
    <style:style style:name="P2" style:family="paragraph" style:parent-style-name="Standard">
      <style:text-properties style:font-name="arial" officeooo:rsid="001957f3" officeooo:paragraph-rsid="001957f3"/>
    </style:style>
    <style:style style:name="P3" style:family="paragraph" style:parent-style-name="Standard">
      <style:text-properties style:font-name="arial" officeooo:rsid="0019de4d" officeooo:paragraph-rsid="0019de4d"/>
    </style:style>
    <style:style style:name="T1" style:family="text">
      <style:text-properties officeooo:rsid="0019de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l_simulation</text:p>
      <text:p text:style-name="P2"/>
      <text:p text:style-name="P2">- <text:span text:style-name="T1">start gazebo with robot model</text:span></text:p>
      <text:p text:style-name="P3">- use teleop to move robot around </text:p>
      <text:p text:style-name="P2">ros2 run teleop_twist_keyboard teleop_twist_keyboard <text:span text:style-name="T1">#</text:span></text:p>
      <text:p text:style-name="P2"/>
      <text:p text:style-name="P2">- start simulation &amp; navigation using</text:p>
      <text:p text:style-name="P1">ros2 launch tiago_gazebo tiago_gazebo.launch.py navigation:=true is_public_sim:=true world_name:=pal_office [arm:=no-arm]</text:p>
      <text:p text:style-name="P1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3-20T14:43:14.765221074</dc:date>
    <meta:editing-duration>PT29M2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3" meta:character-count="292" meta:non-whitespace-character-count="263"/>
  </office:meta>
</office:document-meta>
</file>